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17cm"/>
    </style:style>
    <style:style style:name="co5" style:family="table-column">
      <style:table-column-properties fo:break-before="auto" style:column-width="1.568cm"/>
    </style:style>
    <style:style style:name="co6" style:family="table-column">
      <style:table-column-properties fo:break-before="auto" style:column-width="4.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2000 (901 hosts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nited States 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Germany 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Russia 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Netherlands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- 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weden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rance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epublic of Korea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oland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Japan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hina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taly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pain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reland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nada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enmark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urkey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witzerland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kraine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azil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omania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ited Kingdom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land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ce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larus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lgium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ietnam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ile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tonia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zechia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rwa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dia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ugal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stralia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tish Virgin Island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onesia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iland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tria 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AN5600 (1887 hosts)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nited States 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Germany 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Russia 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etherlands 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- 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Sweden 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France 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Japan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Republic of Korea 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kraine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Poland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Italy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pain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urkey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hina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Ireland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razil 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anada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enmark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etnam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witzerland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omania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inland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nited Kingdom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eece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tonia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hailand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zechia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lgium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larus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ustralia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le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ng Kong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rtugal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rway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dia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lovenia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iwan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ngapore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unisia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public of Moldova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xico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gentina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ublic of Lithuania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donesia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stria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w Zealand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tish Virgin Island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an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ombia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ngary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ted Arab Emirate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lestine </text:p>
          </table:table-cell>
          <table:table-cell office:value-type="float" office:value="2" calcext:value-type="float">
            <text:p>2</text:p>
          </table:table-cell>
        </table:table-row>
      </table:table>
      <table:table table:name="LESION130k (18482 hosts)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nited States </text:p>
          </table:table-cell>
          <table:table-cell office:value-type="float" office:value="63727" calcext:value-type="float">
            <text:p>63727</text:p>
          </table:table-cell>
        </table:table-row>
        <table:table-row table:style-name="ro1">
          <table:table-cell office:value-type="string" calcext:value-type="string">
            <text:p>Germany </text:p>
          </table:table-cell>
          <table:table-cell office:value-type="float" office:value="8415" calcext:value-type="float">
            <text:p>8415</text:p>
          </table:table-cell>
        </table:table-row>
        <table:table-row table:style-name="ro1">
          <table:table-cell office:value-type="string" calcext:value-type="string">
            <text:p>- </text:p>
          </table:table-cell>
          <table:table-cell office:value-type="float" office:value="7692" calcext:value-type="float">
            <text:p>7692</text:p>
          </table:table-cell>
        </table:table-row>
        <table:table-row table:style-name="ro1">
          <table:table-cell office:value-type="string" calcext:value-type="string">
            <text:p>Sweden </text:p>
          </table:table-cell>
          <table:table-cell office:value-type="float" office:value="6405" calcext:value-type="float">
            <text:p>6405</text:p>
          </table:table-cell>
        </table:table-row>
        <table:table-row table:style-name="ro1">
          <table:table-cell office:value-type="string" calcext:value-type="string">
            <text:p>Russia </text:p>
          </table:table-cell>
          <table:table-cell office:value-type="float" office:value="5395" calcext:value-type="float">
            <text:p>5395</text:p>
          </table:table-cell>
        </table:table-row>
        <table:table-row table:style-name="ro1">
          <table:table-cell office:value-type="string" calcext:value-type="string">
            <text:p>Netherlands 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string" calcext:value-type="string">
            <text:p>Japan 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string" calcext:value-type="string">
            <text:p>Republic of Korea 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string" calcext:value-type="string">
            <text:p>Vietnam 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string" calcext:value-type="string">
            <text:p>France 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string" calcext:value-type="string">
            <text:p>Poland 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Italy 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Spain 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Canada 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China 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Denmark 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Ireland 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United Kingdom 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Turkey 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Ukraine 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Brazil 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Hong Kong 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Switzerland 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Singapore 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Finland 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Thailand 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Australia 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Greece 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Taiwan 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Czechia 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Estonia 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Norway 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Romania 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India 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Portugal 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Austria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Belgium 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Republic of Lithuania 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ritish Virgin Islands 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hile 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Iran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celand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unisia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lovenia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ulgaria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rgentina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ew Zealand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laysia 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lovakia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outh Afric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elarus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epublic of Moldova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ungary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erbia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roatia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exico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lombia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enya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azakhstan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ited Arab Emirates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u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alestine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riname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yprus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uba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donesia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menia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zbekistan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golia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srael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gyp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sta Rica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lize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erto Rico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xembourg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zerbaija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ruguay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Marino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gladesh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tvia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ama 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'CAN2000 (901 hosts)'.A1:'CAN2000 (901 hosts)'.AMJ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CAN5600 (1887 hosts)'.A1:'CAN5600 (1887 hosts)'.AMJ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LESION130k (18482 hosts)'.A1:'LESION130k (18482 hosts)'.AMJ1048576" table:contains-header="false">
          <table:sort>
            <table:sort-by table:field-number="1" table:order="descending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00/00/00</text:date>, <text:time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2T09:05:18.446000000</meta:creation-date>
    <dc:date>2023-04-02T09:52:01.898000000</dc:date>
    <meta:editing-duration>PT46M39S</meta:editing-duration>
    <meta:editing-cycles>9</meta:editing-cycles>
    <meta:generator>LibreOffice/7.2.1.2$Windows_X86_64 LibreOffice_project/87b77fad49947c1441b67c559c339af8f3517e22</meta:generator>
    <meta:document-statistic meta:table-count="3" meta:cell-count="344" meta:object-count="0"/>
  </office:meta>
</office:document-meta>
</file>